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gradient" draw:fill-gradient-name="a4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gradient" draw:fill-gradient-name="a54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gradient" draw:fill-gradient-name="a48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gradient" draw:fill-gradient-name="a51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2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gradient" draw:fill-gradient-name="a45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gradient" draw:fill-gradient-name="a4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38" draw:master-page-name="Master1-Layout1-title-Title-Slide" presentation:presentation-page-layout-name="Master1-PPL1" draw:id="Slide-256">
        <draw:frame draw:id="id112" presentation:style-name="a441" draw:name="Title 1" svg:x="2.64412in" svg:y="0.8774in" svg:width="9.44562in" svg:height="2.77934in" presentation:class="title" presentation:placeholder="false">
          <draw:text-box>
            <text:p text:style-name="a440" text:class-names="" text:cond-style-name=""><text:span text:style-name="a439" text:class-names="">FoodFindR</text:span></text:p>
          </draw:text-box>
          <svg:title/>
          <svg:desc/>
        </draw:frame>
        <draw:frame draw:id="id113" presentation:style-name="a444" draw:name="Subtitle 2" svg:x="2.64412in" svg:y="3.86177in" svg:width="9.44562in" svg:height="1.06914in" presentation:class="subtitle" presentation:placeholder="false">
          <draw:text-box>
            <text:p text:style-name="a443" text:class-names="" text:cond-style-name=""><text:span text:style-name="a442" text:class-names="">Finding a foodplace will never be an issue again!</text:span></text:p>
          </draw:text-box>
          <svg:title/>
          <svg:desc/>
        </draw:frame>
      </draw:page>
      <draw:page draw:name="Slide2" draw:style-name="a446" draw:master-page-name="Master1-Layout2-obj-Title-and-Content" presentation:presentation-page-layout-name="Master1-PPL2" draw:id="Slide-257">
        <draw:frame draw:id="id114" presentation:style-name="a449" draw:name="Title 1" svg:x="1.58747in" svg:y="0.87983in" svg:width="10.50227in" svg:height="1.14746in" presentation:class="title" presentation:placeholder="false">
          <draw:text-box>
            <text:p text:style-name="a448" text:class-names="" text:cond-style-name=""><text:span text:style-name="a447" text:class-names="">A little bit about us</text:span></text:p>
          </draw:text-box>
          <svg:title/>
          <svg:desc/>
        </draw:frame>
        <draw:frame draw:id="id115" presentation:style-name="a456" draw:name="Content Placeholder 2" svg:x="1.58747in" svg:y="2.20443in" svg:width="10.50227in" svg:height="3.77364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We are SnowingClouds dev team,a group of students brought together by the common passion for providing the community with simple yet innovative solutions for day-to-day issues;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2-obj-Title-and-Content" presentation:presentation-page-layout-name="Master1-PPL2" draw:id="Slide-258">
        <draw:frame draw:id="id116" presentation:style-name="a461" draw:name="Title 1" svg:x="1.58747in" svg:y="0.87983in" svg:width="10.50227in" svg:height="1.14746in" presentation:class="title" presentation:placeholder="false">
          <draw:text-box>
            <text:p text:style-name="a460" text:class-names="" text:cond-style-name=""><text:span text:style-name="a459" text:class-names="">A little bit of background</text:span></text:p>
          </draw:text-box>
          <svg:title/>
          <svg:desc/>
        </draw:frame>
        <draw:frame draw:id="id117" presentation:style-name="a483" draw:name="Content Placeholder 2" svg:x="1.58747in" svg:y="2.20443in" svg:width="10.50227in" svg:height="3.77364in" presentation:class="outline" presentation:placeholder="false">
          <draw:text-box>
            <text:list text:style-name="a464">
              <text:list-item>
                <text:p text:style-name="a463" text:class-names="" text:cond-style-name=""><text:span text:style-name="a462" text:class-names="">Target Demographic:students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/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Avoiding the question: “Where are we going to eat?”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Objectives:Making an easy task out of choosing a restaurant/café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4" draw:style-name="a485" draw:master-page-name="Master1-Layout2-obj-Title-and-Content" presentation:presentation-page-layout-name="Master1-PPL2" draw:id="Slide-259">
        <draw:frame draw:id="id118" presentation:style-name="a488" draw:name="Title 1" svg:x="1.58747in" svg:y="0.87983in" svg:width="10.50227in" svg:height="1.14746in" presentation:class="title" presentation:placeholder="false">
          <draw:text-box>
            <text:p text:style-name="a487" text:class-names="" text:cond-style-name=""><text:span text:style-name="a486" text:class-names="">What is FoodFindR?</text:span></text:p>
          </draw:text-box>
          <svg:title/>
          <svg:desc/>
        </draw:frame>
        <draw:frame draw:id="id119" presentation:style-name="a513" draw:name="Content Placeholder 2" svg:x="1.58747in" svg:y="2.20443in" svg:width="10.50227in" svg:height="3.77364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Student and/or food enthusiast?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Tight budget?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Looking for something new?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Diet or religious constrains?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We got you covered!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Save time to spend with the friends/colleagues!</text:span></text:p>
              </text:list-item>
            </text:list>
          </draw:text-box>
          <svg:title/>
          <svg:desc/>
        </draw:frame>
      </draw:page>
      <draw:page draw:name="Slide5" draw:style-name="a515" draw:master-page-name="Master1-Layout2-obj-Title-and-Content" presentation:presentation-page-layout-name="Master1-PPL2" draw:id="Slide-260">
        <draw:frame draw:id="id120" presentation:style-name="a518" draw:name="Title 1" svg:x="1.58747in" svg:y="0.87983in" svg:width="10.50227in" svg:height="1.14746in" presentation:class="title" presentation:placeholder="false">
          <draw:text-box>
            <text:p text:style-name="a517" text:class-names="" text:cond-style-name=""><text:span text:style-name="a516" text:class-names="">Why use FoodFindR?</text:span></text:p>
          </draw:text-box>
          <svg:title/>
          <svg:desc/>
        </draw:frame>
        <draw:frame draw:id="id121" presentation:style-name="a543" draw:name="Content Placeholder 2" svg:x="1.58747in" svg:y="2.20443in" svg:width="10.50227in" svg:height="3.77364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Loyalty bonuses at featured locations!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Offline access to the nearby locations!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Lightweight,intuitive,easy-to-use!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Available on both Android and IOS!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All the features you need in one food app!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6" draw:style-name="a545" draw:master-page-name="Master1-Layout1-title-Title-Slide" presentation:presentation-page-layout-name="Master1-PPL1" draw:id="Slide-261">
        <draw:frame draw:id="id122" presentation:style-name="a548" draw:name="Title 1" svg:x="2.64412in" svg:y="0.8774in" svg:width="9.44562in" svg:height="2.77934in" presentation:class="title" presentation:placeholder="false">
          <draw:text-box>
            <text:p text:style-name="a547" text:class-names="" text:cond-style-name=""><text:span text:style-name="a546" text:class-names="">THANKS FOR WATCHING!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le and Content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ection Header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Two Content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ison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Title Only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Blank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t with Caption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Picture with Caption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le and Vertical Text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Vertical Title and Text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7" draw:style="radial" draw:cx="57%" draw:cy="0%" draw:start-color="#cac6c1" draw:end-color="#eceae7" draw:start-intensity="100%" draw:end-intensity="100%"/>
    <draw:gradient draw:name="a457" draw:style="radial" draw:cx="57%" draw:cy="0%" draw:start-color="#cac6c1" draw:end-color="#eceae7" draw:start-intensity="100%" draw:end-intensity="100%"/>
    <draw:gradient draw:name="a100" draw:style="radial" draw:cx="57%" draw:cy="0%" draw:start-color="#cac6c1" draw:end-color="#eceae7" draw:start-intensity="100%" draw:end-intensity="100%"/>
    <draw:gradient draw:name="a264" draw:style="radial" draw:cx="57%" draw:cy="0%" draw:start-color="#cac6c1" draw:end-color="#eceae7" draw:start-intensity="100%" draw:end-intensity="100%"/>
    <draw:gradient draw:name="a403" draw:style="linear" draw:angle="0" draw:start-color="#dfdbd5" draw:end-color="#dfdbd5" draw:start-intensity="0%" draw:end-intensity="100%"/>
    <draw:gradient draw:name="a104" draw:style="linear" draw:angle="0" draw:start-color="#dfdbd5" draw:end-color="#dfdbd5" draw:start-intensity="0%" draw:end-intensity="100%"/>
    <draw:gradient draw:name="a62" draw:style="radial" draw:cx="57%" draw:cy="0%" draw:start-color="#cac6c1" draw:end-color="#eceae7" draw:start-intensity="100%" draw:end-intensity="100%"/>
    <draw:gradient draw:name="a268" draw:style="linear" draw:angle="0" draw:start-color="#dfdbd5" draw:end-color="#dfdbd5" draw:start-intensity="0%" draw:end-intensity="100%"/>
    <draw:gradient draw:name="a180" draw:style="radial" draw:cx="57%" draw:cy="0%" draw:start-color="#cac6c1" draw:end-color="#eceae7" draw:start-intensity="100%" draw:end-intensity="100%"/>
    <draw:gradient draw:name="a445" draw:style="radial" draw:cx="57%" draw:cy="0%" draw:start-color="#cac6c1" draw:end-color="#eceae7" draw:start-intensity="100%" draw:end-intensity="100%"/>
    <draw:gradient draw:name="a514" draw:style="radial" draw:cx="57%" draw:cy="0%" draw:start-color="#cac6c1" draw:end-color="#eceae7" draw:start-intensity="100%" draw:end-intensity="100%"/>
    <draw:gradient draw:name="a66" draw:style="linear" draw:angle="0" draw:start-color="#dfdbd5" draw:end-color="#dfdbd5" draw:start-intensity="0%" draw:end-intensity="100%"/>
    <draw:gradient draw:name="a484" draw:style="radial" draw:cx="57%" draw:cy="0%" draw:start-color="#cac6c1" draw:end-color="#eceae7" draw:start-intensity="100%" draw:end-intensity="100%"/>
    <draw:gradient draw:name="a184" draw:style="linear" draw:angle="0" draw:start-color="#dfdbd5" draw:end-color="#dfdbd5" draw:start-intensity="0%" draw:end-intensity="100%"/>
    <draw:gradient draw:name="a324" draw:style="radial" draw:cx="57%" draw:cy="0%" draw:start-color="#cac6c1" draw:end-color="#eceae7" draw:start-intensity="100%" draw:end-intensity="100%"/>
    <draw:gradient draw:name="a361" draw:style="radial" draw:cx="57%" draw:cy="0%" draw:start-color="#cac6c1" draw:end-color="#eceae7" draw:start-intensity="100%" draw:end-intensity="100%"/>
    <draw:gradient draw:name="a130" draw:style="linear" draw:angle="0" draw:start-color="#dfdbd5" draw:end-color="#dfdbd5" draw:start-intensity="0%" draw:end-intensity="100%"/>
    <draw:gradient draw:name="a328" draw:style="linear" draw:angle="0" draw:start-color="#dfdbd5" draw:end-color="#dfdbd5" draw:start-intensity="0%" draw:end-intensity="100%"/>
    <draw:gradient draw:name="a365" draw:style="linear" draw:angle="0" draw:start-color="#dfdbd5" draw:end-color="#dfdbd5" draw:start-intensity="0%" draw:end-intensity="100%"/>
    <draw:gradient draw:name="a242" draw:style="radial" draw:cx="57%" draw:cy="0%" draw:start-color="#cac6c1" draw:end-color="#eceae7" draw:start-intensity="100%" draw:end-intensity="100%"/>
    <draw:gradient draw:name="a437" draw:style="radial" draw:cx="57%" draw:cy="0%" draw:start-color="#cac6c1" draw:end-color="#eceae7" draw:start-intensity="100%" draw:end-intensity="100%"/>
    <draw:gradient draw:name="a0" draw:style="radial" draw:cx="57%" draw:cy="0%" draw:start-color="#cac6c1" draw:end-color="#eceae7" draw:start-intensity="100%" draw:end-intensity="100%"/>
    <draw:gradient draw:name="a544" draw:style="radial" draw:cx="57%" draw:cy="0%" draw:start-color="#cac6c1" draw:end-color="#eceae7" draw:start-intensity="100%" draw:end-intensity="100%"/>
    <draw:gradient draw:name="a282" draw:style="radial" draw:cx="57%" draw:cy="0%" draw:start-color="#cac6c1" draw:end-color="#eceae7" draw:start-intensity="100%" draw:end-intensity="100%"/>
    <draw:gradient draw:name="a41" draw:style="linear" draw:angle="0" draw:start-color="#dfdbd5" draw:end-color="#dfdbd5" draw:start-intensity="0%" draw:end-intensity="100%"/>
    <draw:gradient draw:name="a246" draw:style="linear" draw:angle="0" draw:start-color="#dfdbd5" draw:end-color="#dfdbd5" draw:start-intensity="0%" draw:end-intensity="100%"/>
    <draw:gradient draw:name="a4" draw:style="linear" draw:angle="0" draw:start-color="#dfdbd5" draw:end-color="#dfdbd5" draw:start-intensity="0%" draw:end-intensity="100%"/>
    <draw:gradient draw:name="a286" draw:style="linear" draw:angle="0" draw:start-color="#dfdbd5" draw:end-color="#dfdbd5" draw:start-intensity="0%" draw:end-intensity="100%"/>
    <draw:gradient draw:name="a355" draw:style="linear" draw:angle="0" draw:start-color="#000001" draw:end-color="#191919" draw:start-intensity="100%" draw:end-intensity="100%"/>
    <draw:gradient draw:name="a126" draw:style="radial" draw:cx="57%" draw:cy="0%" draw:start-color="#cac6c1" draw:end-color="#eceae7" draw:start-intensity="100%" draw:end-intensity="100%"/>
    <draw:gradient draw:name="a359" draw:style="linear" draw:angle="1800" draw:start-color="#dadada" draw:end-color="#fffffe" draw:start-intensity="100%" draw:end-intensity="100%"/>
    <draw:gradient draw:name="a399" draw:style="radial" draw:cx="57%" draw:cy="0%" draw:start-color="#cac6c1" draw:end-color="#eceae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9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81">
      <style:drawing-page-properties draw:fill="gradient" draw:fill-gradient-name="a1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gradient" draw:fill-gradient-name="a184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 style:parent-style-name="Graphics">
      <style:graphic-properties draw:fill="none" fo:clip="rect(0.02499in, 0in, -0.02499in, 0in)" draw:stroke="non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2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gradient" draw:fill-gradient-name="a35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211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gradient" draw:fill-gradient-name="a35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gradient" draw:fill-gradient-name="a3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in" fo:padding-bottom="0in" fo:padding-left="0in" fo:padding-right="0in" draw:textarea-vertical-align="top" draw:textarea-horizontal-align="left" draw:fill="gradient" draw:fill-gradient-name="a365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 style:parent-style-name="Graphics">
      <style:graphic-properties draw:fill="none" fo:clip="rect(0.02499in, 0in, -0.02499in, 0in)" draw:stroke="none"/>
    </style:style>
    <style:style style:family="paragraph" style:name="a22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1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400">
      <style:drawing-page-properties draw:fill="gradient" draw:fill-gradient-name="a3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3">
      <style:drawing-page-properties draw:fill="gradient" draw:fill-gradient-name="a2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gradient" draw:fill-gradient-name="a403" draw:stroke="none" draw:auto-grow-width="false" draw:auto-grow-height="false"/>
      <style:paragraph-properties style:font-independent-line-spacing="true" style:writing-mode="lr-tb"/>
    </style:style>
    <style:style style:family="graphic" style:name="a405" style:parent-style-name="Graphics">
      <style:graphic-properties draw:fill="none" fo:clip="rect(0.02499in, 0in, -0.02499in, 0in)" draw:stroke="none"/>
    </style:style>
    <style:style style:family="graphic" style:name="a247">
      <style:graphic-properties fo:wrap-option="wrap" fo:padding-top="0in" fo:padding-bottom="0in" fo:padding-left="0in" fo:padding-right="0in" draw:textarea-vertical-align="top" draw:textarea-horizontal-align="left" draw:fill="gradient" draw:fill-gradient-name="a246" draw:stroke="none" draw:auto-grow-width="false" draw:auto-grow-height="false"/>
      <style:paragraph-properties style:font-independent-line-spacing="true" style:writing-mode="lr-tb"/>
    </style:style>
    <style:style style:family="graphic" style:name="a406">
      <style:graphic-properties draw:fill="none" draw:stroke="solid" svg:stroke-width="0.01389in" svg:stroke-color="#000001" svg:stroke-opacity="20%" draw:stroke-linejoin="miter" svg:stroke-linecap="butt"/>
    </style:style>
    <style:style style:family="drawing-page" style:name="a101">
      <style:drawing-page-properties draw:fill="gradient" draw:fill-gradient-name="a1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8" style:parent-style-name="Graphics">
      <style:graphic-properties draw:fill="none" fo:clip="rect(0.02499in, 0in, -0.02499in, 0in)" draw:stroke="none"/>
    </style:style>
    <style:style style:family="text" style:name="a4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05">
      <style:graphic-properties fo:wrap-option="wrap" fo:padding-top="0in" fo:padding-bottom="0in" fo:padding-left="0in" fo:padding-right="0in" draw:textarea-vertical-align="top" draw:textarea-horizontal-align="left" draw:fill="gradient" draw:fill-gradient-name="a104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 style:parent-style-name="Graphics">
      <style:graphic-properties draw:fill="none" fo:clip="rect(0.02499in, 0in, -0.02499in, 0in)" draw:stroke="none"/>
    </style:style>
    <style:style style:family="paragraph" style:name="a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none" draw:stroke="solid" svg:stroke-width="0.01389in" svg:stroke-color="#000001" svg:stroke-opacity="20%" draw:stroke-linejoin="miter" svg:stroke-linecap="butt"/>
    </style:style>
    <style:style style:family="drawing-page" style:name="a38">
      <style:drawing-page-properties draw:fill="gradient" draw:fill-gradient-name="a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5">
      <style:drawing-page-properties draw:fill="gradient" draw:fill-gradient-name="a26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>
      <style:graphic-properties fo:wrap-option="wrap" fo:padding-top="0in" fo:padding-bottom="0in" fo:padding-left="0in" fo:padding-right="0in" draw:textarea-vertical-align="top" draw:textarea-horizontal-align="left" draw:fill="gradient" draw:fill-gradient-name="a268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draw:fill="none" draw:stroke="solid" svg:stroke-width="0.03472in" svg:stroke-color="#b71e42" svg:stroke-opacity="100%" draw:stroke-linejoin="miter" svg:stroke-linecap="butt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gradient" draw:fill-gradient-name="a41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gradient" draw:fill-gradient-name="a1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" style:parent-style-name="Graphics">
      <style:graphic-properties draw:fill="none" fo:clip="rect(0.02499in, 0in, -0.02499in, 0in)" draw:stroke="non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 style:parent-style-name="Graphics">
      <style:graphic-properties draw:fill="none" fo:clip="rect(0.02499in, 0in, -0.02499in, 0in)" draw:stroke="none"/>
    </style:style>
    <style:style style:family="graphic" style:name="a27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draw:fill="none" draw:stroke="solid" svg:stroke-width="0.03472in" svg:stroke-color="#b71e42" svg:stroke-opacity="100%" draw:stroke-linejoin="miter" svg:stroke-linecap="butt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gradient" draw:fill-gradient-name="a130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 style:parent-style-name="Graphics">
      <style:graphic-properties draw:fill="none" fo:clip="rect(0.02499in, 0in, -0.02499in, 0in)" draw:stroke="none"/>
    </style:style>
    <style:style style:family="text" style:name="a27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gradient" draw:fill-gradient-name="a2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gradient" draw:fill-gradient-name="a286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 style:parent-style-name="Graphics">
      <style:graphic-properties draw:fill="none" fo:clip="rect(0.02499in, 0in, -0.02499in, 0in)" draw:stroke="none"/>
    </style:style>
    <style:style style:family="graphic" style:name="a28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gradient" draw:fill-gradient-name="a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gradient" draw:fill-gradient-name="a66" draw:stroke="none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fo:clip="rect(0.02499in, 0in, -0.02499in, 0in)" draw:stroke="none"/>
    </style:style>
    <style:style style:family="graphic" style:name="a6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5">
      <style:drawing-page-properties draw:fill="gradient" draw:fill-gradient-name="a3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gradient" draw:fill-gradient-name="a328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0in, -0.02499in, 0in)" draw:stroke="non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 style:parent-style-name="Graphics">
      <style:graphic-properties draw:fill="none" fo:clip="rect(0.02499in, 0in, -0.02499in, 0in)" draw:stroke="non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custom-shape svg:x="0in" svg:y="2.20853in" svg:width="13.33333in" svg:height="4.49031in" draw:id="id0" draw:style-name="a5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6.7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frame draw:id="id2" presentation:style-name="a9" draw:name="Title Placeholder 1" svg:x="1.58747in" svg:y="0.87983in" svg:width="10.50227in" svg:height="1.14746in" presentation:class="title" presentation:placeholder="false">
        <draw:text-box>
          <text:p text:style-name="a8" text:class-names="" text:cond-style-name=""><text:span text:style-name="a7" text:class-names="">Click to edit Master title style</text:span></text:p>
        </draw:text-box>
        <svg:title/>
        <svg:desc/>
      </draw:frame>
      <draw:frame draw:id="id3" presentation:style-name="a25" draw:name="Text Placeholder 2" svg:x="1.58747in" svg:y="2.20443in" svg:width="10.50227in" svg:height="3.77364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Click to 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8.26131in" svg:y="0.3613in" svg:width="3.82843in" svg:height="0.33815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11/26/2022</text:date></text:span></text:p>
        </draw:text-box>
        <svg:title/>
        <svg:desc/>
      </draw:frame>
      <draw:frame draw:id="id5" presentation:style-name="a32" draw:name="Footer Placeholder 4" svg:x="1.58747in" svg:y="0.36013in" svg:width="6.49479in" svg:height="0.33815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0.525in" svg:y="0.87377in" svg:width="0.88694in" svg:height="0.55072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connector draw:type="line" svg:x1="0in" svg:y1="6.70211in" svg:x2="13.33333in" svg:y2="6.70211in" draw:id="id7" draw:style-name="a36" draw:name="Straight Connector 9">
        <svg:title/>
        <svg:desc/>
      </draw:connector>
    </style:master-page>
    <style:master-page style:name="Master1-Layout1-title-Title-Slide" style:page-layout-name="pageLayout1" draw:style-name="a38">
      <draw:custom-shape svg:x="0in" svg:y="2.20853in" svg:width="13.33333in" svg:height="4.49031in" draw:id="id8" draw:layer="Master1-bg" draw:style-name="a42" draw:name="Rectangle 7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3" draw:name="Picture 6" svg:x="0in" svg:y="6.7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4" draw:name="Straight Connector 9">
        <svg:title/>
        <svg:desc/>
      </draw:connector>
      <draw:frame draw:id="id11" presentation:style-name="a47" draw:name="Title 1" svg:x="2.64412in" svg:y="0.8774in" svg:width="9.44562in" svg:height="2.77934in" presentation:class="title" presentation:placeholder="false">
        <draw:text-box>
          <text:p text:style-name="a46" text:class-names="" text:cond-style-name=""><text:span text:style-name="a45" text:class-names="">Click to edit Master title style</text:span></text:p>
        </draw:text-box>
        <svg:title/>
        <svg:desc/>
      </draw:frame>
      <draw:frame draw:id="id12" presentation:style-name="a50" draw:name="Subtitle 2" svg:x="2.64412in" svg:y="3.86177in" svg:width="9.44562in" svg:height="1.06914in" presentation:class="subtitle" presentation:placeholder="false">
        <draw:text-box>
          <text:p text:style-name="a49" text:class-names="" text:cond-style-name=""><text:span text:style-name="a48" text:class-names="">Click to edit Master subtitle style</text:span></text:p>
        </draw:text-box>
        <svg:title/>
        <svg:desc/>
      </draw:frame>
      <draw:frame draw:id="id13" presentation:style-name="a54" draw:name="Date Placeholder 3" svg:x="8.26131in" svg:y="0.3613in" svg:width="3.82843in" svg:height="0.33815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11/26/2022</text:date></text:span></text:p>
        </draw:text-box>
        <svg:title/>
        <svg:desc/>
      </draw:frame>
      <draw:frame draw:id="id14" presentation:style-name="a57" draw:name="Footer Placeholder 4" svg:x="2.64272in" svg:y="0.36013in" svg:width="5.43954in" svg:height="0.33815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5" presentation:style-name="a60" draw:name="Slide Number Placeholder 5" svg:x="1.57225in" svg:y="0.87377in" svg:width="0.88694in" svg:height="0.55072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/></text:span></text:p>
        </draw:text-box>
        <svg:title/>
        <svg:desc/>
      </draw:frame>
      <draw:connector draw:type="line" svg:x1="2.64412in" svg:y1="3.85886in" svg:x2="12.08973in" svg:y2="3.85886in" draw:id="id16" draw:style-name="a61" draw:name="Straight Connector 14">
        <svg:title/>
        <svg:desc/>
      </draw:connector>
    </style:master-page>
    <style:master-page style:name="Master1-Layout2-obj-Title-and-Content" style:page-layout-name="pageLayout1" draw:style-name="a63">
      <draw:custom-shape svg:x="0in" svg:y="2.20853in" svg:width="13.33333in" svg:height="4.49031in" draw:id="id17" draw:layer="Master1-bg" draw:style-name="a67" draw:name="Rectangle 7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68" draw:name="Picture 6" svg:x="0in" svg:y="6.7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69" draw:name="Straight Connector 9">
        <svg:title/>
        <svg:desc/>
      </draw:connector>
      <draw:frame draw:id="id20" presentation:style-name="a72" draw:name="Title 1" svg:x="1.58747in" svg:y="0.87983in" svg:width="10.50227in" svg:height="1.14746in" presentation:class="title" presentation:placeholder="false">
        <draw:text-box>
          <text:p text:style-name="a71" text:class-names="" text:cond-style-name=""><text:span text:style-name="a70" text:class-names="">Click to edit Master title style</text:span></text:p>
        </draw:text-box>
        <svg:title/>
        <svg:desc/>
      </draw:frame>
      <draw:frame draw:id="id21" presentation:style-name="a88" draw:name="Content Placeholder 2" svg:x="1.58747in" svg:y="2.20443in" svg:width="10.50227in" svg:height="3.77364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Click to edit Master text styles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cond le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hird le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2" draw:name="Date Placeholder 3" svg:x="8.26131in" svg:y="0.3613in" svg:width="3.82843in" svg:height="0.33815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11/26/2022</text:date></text:span></text:p>
        </draw:text-box>
        <svg:title/>
        <svg:desc/>
      </draw:frame>
      <draw:frame draw:id="id23" presentation:style-name="a95" draw:name="Footer Placeholder 4" svg:x="1.58747in" svg:y="0.36013in" svg:width="6.49479in" svg:height="0.33815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4" presentation:style-name="a98" draw:name="Slide Number Placeholder 5" svg:x="0.525in" svg:y="0.87377in" svg:width="0.88694in" svg:height="0.55072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25" draw:style-name="a99" draw:name="Straight Connector 32">
        <svg:title/>
        <svg:desc/>
      </draw:connector>
    </style:master-page>
    <style:master-page style:name="Master1-Layout3-secHead-Section-Header" style:page-layout-name="pageLayout1" draw:style-name="a101">
      <draw:custom-shape svg:x="0in" svg:y="2.20853in" svg:width="13.33333in" svg:height="4.49031in" draw:id="id26" draw:layer="Master1-bg" draw:style-name="a105" draw:name="Rectangle 7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06" draw:name="Picture 6" svg:x="0in" svg:y="6.7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07" draw:name="Straight Connector 9">
        <svg:title/>
        <svg:desc/>
      </draw:connector>
      <draw:frame draw:id="id29" presentation:style-name="a110" draw:name="Title 1" svg:x="1.59038in" svg:y="1.92053in" svg:width="9.45227in" svg:height="2.06469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30" presentation:style-name="a114" draw:name="Text Placeholder 2" svg:x="1.59038in" svg:y="4.16251in" svg:width="9.43837in" svg:height="1.10775in" presentation:class="outline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</draw:text-box>
        <svg:title/>
        <svg:desc/>
      </draw:frame>
      <draw:frame draw:id="id31" presentation:style-name="a118" draw:name="Date Placeholder 3" svg:x="8.26131in" svg:y="0.3613in" svg:width="3.82843in" svg:height="0.33815in" presentation:class="date-time" presentation:placeholder="false">
        <draw:text-box>
          <text:p text:style-name="a117" text:class-names="" text:cond-style-name=""><text:span text:style-name="a115" text:class-names=""><text:date text:fixed="false" style:data-style-name="a116">11/26/2022</text:date></text:span></text:p>
        </draw:text-box>
        <svg:title/>
        <svg:desc/>
      </draw:frame>
      <draw:frame draw:id="id32" presentation:style-name="a121" draw:name="Footer Placeholder 4" svg:x="1.58747in" svg:y="0.36013in" svg:width="6.49479in" svg:height="0.33815in" presentation:class="footer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33" presentation:style-name="a124" draw:name="Slide Number Placeholder 5" svg:x="0.525in" svg:y="0.87377in" svg:width="0.88694in" svg:height="0.55072in" presentation:class="page-number" presentation:placeholder="false">
        <draw:text-box>
          <text:p text:style-name="a123" text:class-names="" text:cond-style-name=""><text:span text:style-name="a122" text:class-names=""><text:page-number style:num-format="1" text:fixed="false"/></text:span></text:p>
        </draw:text-box>
        <svg:title/>
        <svg:desc/>
      </draw:frame>
      <draw:connector draw:type="line" svg:x1="1.59038in" svg:y1="4.16118in" svg:x2="11.02875in" svg:y2="4.16118in" draw:id="id34" draw:style-name="a125" draw:name="Straight Connector 14">
        <svg:title/>
        <svg:desc/>
      </draw:connector>
    </style:master-page>
    <style:master-page style:name="Master1-Layout4-twoObj-Two-Content" style:page-layout-name="pageLayout1" draw:style-name="a127">
      <draw:custom-shape svg:x="0in" svg:y="2.20853in" svg:width="13.33333in" svg:height="4.49031in" draw:id="id35" draw:layer="Master1-bg" draw:style-name="a131" draw:name="Rectangle 7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2" draw:name="Picture 6" svg:x="0in" svg:y="6.7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33" draw:name="Straight Connector 9">
        <svg:title/>
        <svg:desc/>
      </draw:connector>
      <draw:frame draw:id="id38" presentation:style-name="a136" draw:name="Title 1" svg:x="1.58488in" svg:y="0.88024in" svg:width="10.50485in" svg:height="1.15847in" presentation:class="title" presentation:placeholder="false">
        <draw:text-box>
          <text:p text:style-name="a135" text:class-names="" text:cond-style-name=""><text:span text:style-name="a134" text:class-names="">Click to edit Master title style</text:span></text:p>
        </draw:text-box>
        <svg:title/>
        <svg:desc/>
      </draw:frame>
      <draw:frame draw:id="id39" presentation:style-name="a152" draw:name="Content Placeholder 2" svg:x="1.58282in" svg:y="2.19912in" svg:width="5.08in" svg:height="3.77143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8" draw:name="Content Placeholder 3" svg:x="7.01419in" svg:y="2.20619in" svg:width="5.08in" svg:height="3.76369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edit Master text styles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72" draw:name="Date Placeholder 4" svg:x="8.26131in" svg:y="0.3613in" svg:width="3.82843in" svg:height="0.33815in" presentation:class="date-time" presentation:placeholder="false">
        <draw:text-box>
          <text:p text:style-name="a171" text:class-names="" text:cond-style-name=""><text:span text:style-name="a169" text:class-names=""><text:date text:fixed="false" style:data-style-name="a170">11/26/2022</text:date></text:span></text:p>
        </draw:text-box>
        <svg:title/>
        <svg:desc/>
      </draw:frame>
      <draw:frame draw:id="id42" presentation:style-name="a175" draw:name="Footer Placeholder 5" svg:x="1.58747in" svg:y="0.36013in" svg:width="6.49479in" svg:height="0.33815in" presentation:class="footer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43" presentation:style-name="a178" draw:name="Slide Number Placeholder 6" svg:x="0.525in" svg:y="0.87377in" svg:width="0.88694in" svg:height="0.55072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44" draw:style-name="a179" draw:name="Straight Connector 34">
        <svg:title/>
        <svg:desc/>
      </draw:connector>
    </style:master-page>
    <style:master-page style:name="Master1-Layout5-twoTxTwoObj-Comparison" style:page-layout-name="pageLayout1" draw:style-name="a181">
      <draw:custom-shape svg:x="0in" svg:y="2.20853in" svg:width="13.33333in" svg:height="4.49031in" draw:id="id45" draw:layer="Master1-bg" draw:style-name="a185" draw:name="Rectangle 7">
        <svg:title/>
        <svg:desc/>
        <text:p text:style-name="a183" text:class-names="" text:cond-style-name=""><text:span text:style-name="a1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86" draw:name="Picture 6" svg:x="0in" svg:y="6.7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87" draw:name="Straight Connector 9">
        <svg:title/>
        <svg:desc/>
      </draw:connector>
      <draw:frame draw:id="id48" presentation:style-name="a190" draw:name="Title 1" svg:x="1.58267in" svg:y="0.87944in" svg:width="10.50707in" svg:height="1.1552in" presentation:class="title" presentation:placeholder="false">
        <draw:text-box>
          <text:p text:style-name="a189" text:class-names="" text:cond-style-name=""><text:span text:style-name="a188" text:class-names="">Click to edit Master title style</text:span></text:p>
        </draw:text-box>
        <svg:title/>
        <svg:desc/>
      </draw:frame>
      <draw:frame draw:id="id49" presentation:style-name="a194" draw:name="Text Placeholder 2" svg:x="1.58267in" svg:y="2.20861in" svg:width="5.08in" svg:height="0.87702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</draw:text-box>
        <svg:title/>
        <svg:desc/>
      </draw:frame>
      <draw:frame draw:id="id50" presentation:style-name="a210" draw:name="Content Placeholder 3" svg:x="1.58267in" svg:y="3.08866in" svg:width="5.08in" svg:height="2.89201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14" draw:name="Text Placeholder 4" svg:x="7.01264in" svg:y="2.21238in" svg:width="5.08in" svg:height="0.87734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</draw:text-box>
        <svg:title/>
        <svg:desc/>
      </draw:frame>
      <draw:frame draw:id="id52" presentation:style-name="a230" draw:name="Content Placeholder 5" svg:x="7.01264in" svg:y="3.08562in" svg:width="5.08in" svg:height="2.88426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Click to edit Master text styles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 le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34" draw:name="Date Placeholder 6" svg:x="8.26131in" svg:y="0.3613in" svg:width="3.82843in" svg:height="0.33815in" presentation:class="date-time" presentation:placeholder="false">
        <draw:text-box>
          <text:p text:style-name="a233" text:class-names="" text:cond-style-name=""><text:span text:style-name="a231" text:class-names=""><text:date text:fixed="false" style:data-style-name="a232">11/26/2022</text:date></text:span></text:p>
        </draw:text-box>
        <svg:title/>
        <svg:desc/>
      </draw:frame>
      <draw:frame draw:id="id54" presentation:style-name="a237" draw:name="Footer Placeholder 7" svg:x="1.58747in" svg:y="0.36013in" svg:width="6.49479in" svg:height="0.33815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55" presentation:style-name="a240" draw:name="Slide Number Placeholder 8" svg:x="0.525in" svg:y="0.87377in" svg:width="0.88694in" svg:height="0.55072in" presentation:class="page-number" presentation:placeholder="false">
        <draw:text-box>
          <text:p text:style-name="a239" text:class-names="" text:cond-style-name=""><text:span text:style-name="a238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56" draw:style-name="a241" draw:name="Straight Connector 28">
        <svg:title/>
        <svg:desc/>
      </draw:connector>
    </style:master-page>
    <style:master-page style:name="Master1-Layout6-titleOnly-Title-Only" style:page-layout-name="pageLayout1" draw:style-name="a243">
      <draw:custom-shape svg:x="0in" svg:y="2.20853in" svg:width="13.33333in" svg:height="4.49031in" draw:id="id57" draw:layer="Master1-bg" draw:style-name="a247" draw:name="Rectangle 7">
        <svg:title/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48" draw:name="Picture 6" svg:x="0in" svg:y="6.7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49" draw:name="Straight Connector 9">
        <svg:title/>
        <svg:desc/>
      </draw:connector>
      <draw:frame draw:id="id60" presentation:style-name="a252" draw:name="Title 1" svg:x="1.58747in" svg:y="0.87983in" svg:width="10.50227in" svg:height="1.14746in" presentation:class="title" presentation:placeholder="false">
        <draw:text-box>
          <text:p text:style-name="a251" text:class-names="" text:cond-style-name=""><text:span text:style-name="a250" text:class-names="">Click to edit Master title style</text:span></text:p>
        </draw:text-box>
        <svg:title/>
        <svg:desc/>
      </draw:frame>
      <draw:frame draw:id="id61" presentation:style-name="a256" draw:name="Date Placeholder 2" svg:x="8.26131in" svg:y="0.3613in" svg:width="3.82843in" svg:height="0.33815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11/26/2022</text:date></text:span></text:p>
        </draw:text-box>
        <svg:title/>
        <svg:desc/>
      </draw:frame>
      <draw:frame draw:id="id62" presentation:style-name="a259" draw:name="Footer Placeholder 3" svg:x="1.58747in" svg:y="0.36013in" svg:width="6.49479in" svg:height="0.33815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63" presentation:style-name="a262" draw:name="Slide Number Placeholder 4" svg:x="0.525in" svg:y="0.87377in" svg:width="0.88694in" svg:height="0.55072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64" draw:style-name="a263" draw:name="Straight Connector 24">
        <svg:title/>
        <svg:desc/>
      </draw:connector>
    </style:master-page>
    <style:master-page style:name="Master1-Layout7-blank-Blank" style:page-layout-name="pageLayout1" draw:style-name="a265">
      <draw:custom-shape svg:x="0in" svg:y="2.20853in" svg:width="13.33333in" svg:height="4.49031in" draw:id="id65" draw:layer="Master1-bg" draw:style-name="a269" draw:name="Rectangle 7">
        <svg:title/>
        <svg:desc/>
        <text:p text:style-name="a267" text:class-names="" text:cond-style-name=""><text:span text:style-name="a2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70" draw:name="Picture 6" svg:x="0in" svg:y="6.7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71" draw:name="Straight Connector 9">
        <svg:title/>
        <svg:desc/>
      </draw:connector>
      <draw:frame draw:id="id68" presentation:style-name="a275" draw:name="Date Placeholder 1" svg:x="8.26131in" svg:y="0.3613in" svg:width="3.82843in" svg:height="0.33815in" presentation:class="date-time" presentation:placeholder="false">
        <draw:text-box>
          <text:p text:style-name="a274" text:class-names="" text:cond-style-name=""><text:span text:style-name="a272" text:class-names=""><text:date text:fixed="false" style:data-style-name="a273">11/26/2022</text:date></text:span></text:p>
        </draw:text-box>
        <svg:title/>
        <svg:desc/>
      </draw:frame>
      <draw:frame draw:id="id69" presentation:style-name="a278" draw:name="Footer Placeholder 2" svg:x="1.58747in" svg:y="0.36013in" svg:width="6.49479in" svg:height="0.33815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70" presentation:style-name="a281" draw:name="Slide Number Placeholder 3" svg:x="0.525in" svg:y="0.87377in" svg:width="0.88694in" svg:height="0.55072in" presentation:class="page-number" presentation:placeholder="false">
        <draw:text-box>
          <text:p text:style-name="a280" text:class-names="" text:cond-style-name=""><text:span text:style-name="a27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83">
      <draw:custom-shape svg:x="0in" svg:y="2.20853in" svg:width="13.33333in" svg:height="4.49031in" draw:id="id71" draw:layer="Master1-bg" draw:style-name="a287" draw:name="Rectangle 7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288" draw:name="Picture 6" svg:x="0in" svg:y="6.7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289" draw:name="Straight Connector 9">
        <svg:title/>
        <svg:desc/>
      </draw:connector>
      <draw:frame draw:id="id74" presentation:style-name="a292" draw:name="Title 1" svg:x="1.57991in" svg:y="0.87377in" svg:width="3.5795in" svg:height="2.45748in" presentation:class="title" presentation:placeholder="false">
        <draw:text-box>
          <text:p text:style-name="a291" text:class-names="" text:cond-style-name=""><text:span text:style-name="a290" text:class-names="">Click to edit Master title style</text:span></text:p>
        </draw:text-box>
        <svg:title/>
        <svg:desc/>
      </draw:frame>
      <draw:frame draw:id="id75" presentation:style-name="a308" draw:name="Content Placeholder 2" svg:x="5.51587in" svg:y="0.87377in" svg:width="6.57532in" svg:height="5.09495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Click to edit Master text styles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Second level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list text:style-name="a307">
                            <text:list-item>
                              <text:p text:style-name="a306" text:class-names="" text:cond-style-name=""><text:span text:style-name="a3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12" draw:name="Text Placeholder 3" svg:x="1.57991in" svg:y="3.50557in" svg:width="3.5816in" svg:height="2.4586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</draw:text-box>
        <svg:title/>
        <svg:desc/>
      </draw:frame>
      <draw:frame draw:id="id77" presentation:style-name="a316" draw:name="Date Placeholder 4" svg:x="8.26131in" svg:y="0.3613in" svg:width="3.82843in" svg:height="0.33815in" presentation:class="date-time" presentation:placeholder="false">
        <draw:text-box>
          <text:p text:style-name="a315" text:class-names="" text:cond-style-name=""><text:span text:style-name="a313" text:class-names=""><text:date text:fixed="false" style:data-style-name="a314">11/26/2022</text:date></text:span></text:p>
        </draw:text-box>
        <svg:title/>
        <svg:desc/>
      </draw:frame>
      <draw:frame draw:id="id78" presentation:style-name="a319" draw:name="Footer Placeholder 5" svg:x="1.58747in" svg:y="0.36013in" svg:width="6.49479in" svg:height="0.33815in" presentation:class="footer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79" presentation:style-name="a322" draw:name="Slide Number Placeholder 6" svg:x="0.525in" svg:y="0.87377in" svg:width="0.88694in" svg:height="0.55072in" presentation:class="page-number" presentation:placeholder="false">
        <draw:text-box>
          <text:p text:style-name="a321" text:class-names="" text:cond-style-name=""><text:span text:style-name="a320" text:class-names=""><text:page-number style:num-format="1" text:fixed="false"/></text:span></text:p>
        </draw:text-box>
        <svg:title/>
        <svg:desc/>
      </draw:frame>
      <draw:connector draw:type="line" svg:x1="1.58386in" svg:y1="3.50557in" svg:x2="5.15942in" svg:y2="3.50557in" draw:id="id80" draw:style-name="a323" draw:name="Straight Connector 16">
        <svg:title/>
        <svg:desc/>
      </draw:connector>
    </style:master-page>
    <style:master-page style:name="Master1-Layout9-picTx-Picture-with-Caption" style:page-layout-name="pageLayout1" draw:style-name="a325">
      <draw:custom-shape svg:x="0in" svg:y="2.20853in" svg:width="13.33333in" svg:height="4.49031in" draw:id="id81" draw:layer="Master1-bg" draw:style-name="a329" draw:name="Rectangle 7">
        <svg:title/>
        <svg:desc/>
        <text:p text:style-name="a327" text:class-names="" text:cond-style-name=""><text:span text:style-name="a3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30" draw:name="Picture 6" svg:x="0in" svg:y="6.7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31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56" draw:name="Rectangle 17">
          <svg:title/>
          <svg:desc/>
          <text:p text:style-name="a354" text:class-names="" text:cond-style-name=""><text:span text:style-name="a3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60" draw:name="Rectangle 18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34" draw:name="Title 1" svg:x="1.58706in" svg:y="1.23525in" svg:width="6.05023in" svg:height="2.00195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86" presentation:style-name="a337" draw:name="Picture Placeholder 2" svg:x="8.88494in" svg:y="1.22763in" svg:width="3.05246in" svg:height="4.22827in" presentation:class="graphic" presentation:placeholder="false">
        <draw:text-box>
          <text:p text:style-name="a336" text:class-names="" text:cond-style-name=""><text:span text:style-name="a335" text:class-names="">Click icon to add picture</text:span></text:p>
        </draw:text-box>
        <svg:title/>
        <svg:desc/>
      </draw:frame>
      <draw:frame draw:id="id87" presentation:style-name="a341" draw:name="Text Placeholder 3" svg:x="1.5861in" svg:y="3.4405in" svg:width="6.04156in" svg:height="2.19132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88" presentation:style-name="a345" draw:name="Date Placeholder 4" svg:x="1.58288in" svg:y="5.98191in" svg:width="6.04478in" svg:height="0.35009in" presentation:class="date-time" presentation:placeholder="false">
        <draw:text-box>
          <text:p text:style-name="a344" text:class-names="" text:cond-style-name=""><text:span text:style-name="a342" text:class-names=""><text:date text:fixed="false" style:data-style-name="a343">11/26/2022</text:date></text:span></text:p>
        </draw:text-box>
        <svg:title/>
        <svg:desc/>
      </draw:frame>
      <draw:frame draw:id="id89" presentation:style-name="a348" draw:name="Footer Placeholder 5" svg:x="1.58288in" svg:y="0.34847in" svg:width="6.05972in" svg:height="0.35097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90" presentation:style-name="a351" draw:name="Slide Number Placeholder 6" svg:x="0.525in" svg:y="0.87377in" svg:width="0.88694in" svg:height="0.55072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draw:connector draw:type="line" svg:x1="1.58288in" svg:y1="3.43789in" svg:x2="7.62766in" svg:y2="3.43789in" draw:id="id91" draw:style-name="a352" draw:name="Straight Connector 30">
        <svg:title/>
        <svg:desc/>
      </draw:connector>
    </style:master-page>
    <style:master-page style:name="Master1-Layout10-vertTx-Title-and-Vertical-Text" style:page-layout-name="pageLayout1" draw:style-name="a362">
      <draw:custom-shape svg:x="0in" svg:y="2.20853in" svg:width="13.33333in" svg:height="4.49031in" draw:id="id94" draw:layer="Master1-bg" draw:style-name="a366" draw:name="Rectangle 7">
        <svg:title/>
        <svg:desc/>
        <text:p text:style-name="a364" text:class-names="" text:cond-style-name=""><text:span text:style-name="a3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67" draw:name="Picture 6" svg:x="0in" svg:y="6.7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68" draw:name="Straight Connector 9">
        <svg:title/>
        <svg:desc/>
      </draw:connector>
      <draw:frame draw:id="id97" presentation:style-name="a371" draw:name="Title 1" svg:x="1.58747in" svg:y="0.87983in" svg:width="10.50227in" svg:height="1.14746in" presentation:class="title" presentation:placeholder="false">
        <draw:text-box>
          <text:p text:style-name="a370" text:class-names="" text:cond-style-name=""><text:span text:style-name="a369" text:class-names="">Click to edit Master title style</text:span></text:p>
        </draw:text-box>
        <svg:title/>
        <svg:desc/>
      </draw:frame>
      <draw:frame draw:id="id98" presentation:style-name="a387" draw:name="Vertical Text Placeholder 2" svg:x="1.58747in" svg:y="2.20443in" svg:width="10.50227in" svg:height="3.77364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Second level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hird level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391" draw:name="Date Placeholder 3" svg:x="8.26131in" svg:y="0.3613in" svg:width="3.82843in" svg:height="0.33815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11/26/2022</text:date></text:span></text:p>
        </draw:text-box>
        <svg:title/>
        <svg:desc/>
      </draw:frame>
      <draw:frame draw:id="id100" presentation:style-name="a394" draw:name="Footer Placeholder 4" svg:x="1.58747in" svg:y="0.36013in" svg:width="6.49479in" svg:height="0.33815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101" presentation:style-name="a397" draw:name="Slide Number Placeholder 5" svg:x="0.525in" svg:y="0.87377in" svg:width="0.88694in" svg:height="0.55072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102" draw:style-name="a398" draw:name="Straight Connector 25">
        <svg:title/>
        <svg:desc/>
      </draw:connector>
    </style:master-page>
    <style:master-page style:name="Master1-Layout11-vertTitleAndTx-Vertical-Title-and-Text" style:page-layout-name="pageLayout1" draw:style-name="a400">
      <draw:custom-shape svg:x="0in" svg:y="2.20853in" svg:width="13.33333in" svg:height="4.49031in" draw:id="id103" draw:layer="Master1-bg" draw:style-name="a404" draw:name="Rectangle 7">
        <svg:title/>
        <svg:desc/>
        <text:p text:style-name="a402" text:class-names="" text:cond-style-name=""><text:span text:style-name="a4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05" draw:name="Picture 6" svg:x="0in" svg:y="6.7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06" draw:name="Straight Connector 9">
        <svg:title/>
        <svg:desc/>
      </draw:connector>
      <draw:frame draw:id="id106" presentation:style-name="a409" draw:name="Vertical Title 1" svg:x="10.32274in" svg:y="0.87377in" svg:width="1.767in" svg:height="5.09612in" presentation:class="title" presentation:placeholder="false">
        <draw:text-box>
          <text:p text:style-name="a408" text:class-names="" text:cond-style-name=""><text:span text:style-name="a407" text:class-names="">Click to edit Master title style</text:span></text:p>
        </draw:text-box>
        <svg:title/>
        <svg:desc/>
      </draw:frame>
      <draw:frame draw:id="id107" presentation:style-name="a425" draw:name="Vertical Text Placeholder 2" svg:x="1.57991in" svg:y="0.87377in" svg:width="8.56171in" svg:height="5.09612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ck to edit Master text styles</text:span></text:p>
            </text:list-item>
          </text:list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3" text:class-names="">Second level</text:span></text:p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p text:style-name="a417" text:class-names="" text:cond-style-name=""><text:span text:style-name="a416" text:class-names="">Third level</text:span></text:p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p text:style-name="a420" text:class-names="" text:cond-style-name=""><text:span text:style-name="a4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list text:style-name="a424">
                            <text:list-item>
                              <text:p text:style-name="a423" text:class-names="" text:cond-style-name=""><text:span text:style-name="a4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29" draw:name="Date Placeholder 3" svg:x="8.26131in" svg:y="0.3613in" svg:width="3.82843in" svg:height="0.33815in" presentation:class="date-time" presentation:placeholder="false">
        <draw:text-box>
          <text:p text:style-name="a428" text:class-names="" text:cond-style-name=""><text:span text:style-name="a426" text:class-names=""><text:date text:fixed="false" style:data-style-name="a427">11/26/2022</text:date></text:span></text:p>
        </draw:text-box>
        <svg:title/>
        <svg:desc/>
      </draw:frame>
      <draw:frame draw:id="id109" presentation:style-name="a432" draw:name="Footer Placeholder 4" svg:x="1.58747in" svg:y="0.36013in" svg:width="6.49479in" svg:height="0.33815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110" presentation:style-name="a435" draw:name="Slide Number Placeholder 5" svg:x="0.525in" svg:y="0.87377in" svg:width="0.88694in" svg:height="0.55072in" presentation:class="page-number" presentation:placeholder="false">
        <draw:text-box>
          <text:p text:style-name="a434" text:class-names="" text:cond-style-name=""><text:span text:style-name="a433" text:class-names=""><text:page-number style:num-format="1" text:fixed="false"/></text:span></text:p>
        </draw:text-box>
        <svg:title/>
        <svg:desc/>
      </draw:frame>
      <draw:connector draw:type="line" svg:x1="10.32274in" svg:y1="0.87377in" svg:x2="10.32274in" svg:y2="5.96988in" draw:id="id111" draw:style-name="a436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FoodFindR</dc:title>
    <meta:initial-creator>Laurentiu Taran</meta:initial-creator>
    <dc:creator>Laurentiu Taran</dc:creator>
    <meta:creation-date>2022-11-26T16:11:04Z</meta:creation-date>
    <dc:date>2022-11-26T21:04:37Z</dc:date>
    <meta:template xlink:href="Gallery" xlink:type="simple"/>
    <meta:editing-cycles>1</meta:editing-cycles>
    <meta:editing-duration>PT6868S</meta:editing-duration>
    <meta:document-statistic meta:paragraph-count="27" meta:word-count="162"/>
  </office:meta>
</office:document-meta>
</file>